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temap</text:p>
      <text:p text:style-name="Standard"/>
      <text:p text:style-name="Standard">Home</text:p>
      <text:p text:style-name="Standard"><text:tab/>-Productpage</text:p>
      <text:p text:style-name="Standard"><text:tab/>-Photo</text:p>
      <text:p text:style-name="Standard"><text:tab/><text:tab/>-Gallery</text:p>
      <text:p text:style-name="Standard"><text:tab/><text:tab/><text:tab/>-Productpage </text:p>
      <text:p text:style-name="Standard"><text:tab/>-Paintings</text:p>
      <text:p text:style-name="Standard"><text:tab/><text:tab/>-Gallery</text:p>
      <text:p text:style-name="Standard"><text:tab/><text:tab/><text:tab/>-Productpage </text:p>
      <text:p text:style-name="Standard"><text:tab/>-Graphic</text:p>
      <text:p text:style-name="Standard"><text:tab/><text:tab/>-Gallery</text:p>
      <text:p text:style-name="Standard"><text:tab/><text:tab/><text:tab/>-Productpage </text:p>
      <text:p text:style-name="Standard"><text:tab/>-About Us</text:p>
      <text:p text:style-name="Standard"><text:tab/><text:tab/>-Contact information</text:p>
      <text:p text:style-name="Standard"><text:tab/><text:tab/>-History</text:p>
      <text:p text:style-name="Standard"><text:tab/><text:tab/>-Our idea</text:p>
      <text:p text:style-name="Standard"><text:tab/>-Shoppingcart</text:p>
      <text:p text:style-name="Standard"><text:tab/></text:p>
      <text:p text:style-name="Standard"/>
      <text:p text:style-name="Standard"/>
      <text:p text:style-name="Standard">Classdiagram </text:p>
      <text:p text:style-name="Standard"><text:tab/>-Product</text:p>
      <text:p text:style-name="Standard"><text:tab/><text:tab/>-Name</text:p>
      <text:p text:style-name="Standard"><text:tab/><text:tab/>-Tag</text:p>
      <text:p text:style-name="Standard"><text:tab/><text:tab/>-price</text:p>
      <text:p text:style-name="Standard"><text:tab/><text:tab/>-discription</text:p>
      <text:p text:style-name="Standard"><text:tab/><text:tab/>-image</text:p>
      <text:p text:style-name="Standard"><text:tab/><text:tab/>-artist</text:p>
      <text:p text:style-name="Standard"><text:tab/><text:tab/>-color </text:p>
      <text:p text:style-name="Standard"><text:tab/><text:tab/><text:tab/>-Black and white</text:p>
      <text:p text:style-name="Standard"><text:tab/><text:tab/><text:tab/>-Color</text:p>
      <text:p text:style-name="Standard"><text:tab/>-User</text:p>
      <text:p text:style-name="Standard"><text:tab/><text:tab/>-Firstname</text:p>
      <text:p text:style-name="Standard"><text:tab/><text:tab/>-Lastname</text:p>
      <text:p text:style-name="Standard"><text:tab/><text:tab/>-Phone number</text:p>
      <text:p text:style-name="Standard"><text:tab/><text:tab/>-email</text:p>
      <text:p text:style-name="Standard"/>
      <text:p text:style-name="Standard"/>
      <text:p text:style-name="Standard"><text:tab/>-Custom Post Type /contact</text:p>
      <text:p text:style-name="Standard"><text:tab/><text:tab/>-Name</text:p>
      <text:p text:style-name="Standard"><text:tab/><text:tab/>-Adress</text:p>
      <text:p text:style-name="Standard"><text:tab/><text:tab/>-Phonnumber</text:p>
      <text:p text:style-name="Standard"><text:tab/><text:tab/>-Email</text:p>
      <text:p text:style-name="Standard"/>
      <text:p text:style-name="Standard"><text:tab/>-Order</text:p>
      <text:p text:style-name="Standard"><text:tab/><text:tab/>-User</text:p>
      <text:p text:style-name="Standard"><text:tab/><text:tab/>-Product</text:p>
      <text:p text:style-name="Standard"><text:tab/><text:tab/>-amount of product</text:p>
      <text:p text:style-name="Standard"><text:tab/><text:tab/>-total price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Templates</text:p>
      <text:p text:style-name="Standard"><text:tab/>-homepage</text:p>
      <text:p text:style-name="Standard"><text:tab/>-Archive (Gallery)</text:p>
      <text:p text:style-name="Standard"><text:tab/>-Single product</text:p>
      <text:p text:style-name="Standard"><text:tab/>-Contact page</text:p>
      <text:p text:style-name="Standard"><text:tab/>-History/our idea</text:p>
      <text:p text:style-name="Standard"/>
      <text:p text:style-name="Standard">index.php</text:p>
      <text:p text:style-name="Standard">archive<text:tab/><text:tab/><text:tab/><text:tab/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9T10:15:32</meta:creation-date>
    <dc:date>2015-10-13T10:07:47</dc:date>
    <meta:editing-duration>PT9H54M36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2" meta:paragraph-count="53" meta:word-count="67" meta:character-count="589"/>
  </office:meta>
</office:document-meta>
</file>